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150b9f" officeooo:paragraph-rsid="00150b9f"/>
    </style:style>
    <style:style style:name="P5" style:family="paragraph" style:parent-style-name="Standard">
      <style:text-properties officeooo:rsid="00150b9f" officeooo:paragraph-rsid="00150b9f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text-properties officeooo:rsid="00150b9f" officeooo:paragraph-rsid="00150b9f"/>
    </style:style>
    <style:style style:name="P8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">Pregunta 1:</text:span></text:span> ¿Qué es una "tubería" (pipe) en la línea de comandos y cómo se utiliza?</text:p>
      <text:p text:style-name="P6"><text:span text:style-name="Strong_20_Emphasis"><text:span text:style-name="T1">Respuesta 1:</text:span></text:span> Una tubería (pipe) es un mecanismo que permite redirigir la salida de un comando como entrada a otro. Se utiliza con el operador <text:span text:style-name="Source_20_Text"><text:span text:style-name="T1">|</text:span></text:span> para encadenar comandos.</text:p>
      <text:p text:style-name="Horizontal_20_Line"/>
      <text:p text:style-name="P6"><text:span text:style-name="Strong_20_Emphasis"><text:span text:style-name="T1">Pregunta 2:</text:span></text:span> ¿Cuál es el comando para redirigir la salida estándar de un comando a un archivo en la línea de comandos?</text:p>
      <text:p text:style-name="P6"><text:span text:style-name="Strong_20_Emphasis"><text:span text:style-name="T1">Respuesta 2:</text:span></text:span> El comando para redirigir la salida estándar a un archivo es <text:span text:style-name="Source_20_Text"><text:span text:style-name="T1">&gt;</text:span></text:span>. Por ejemplo: <text:span text:style-name="Source_20_Text"><text:span text:style-name="T1">comando &gt; archivo.txt</text:span></text:span>.</text:p>
      <text:p text:style-name="Horizontal_20_Line"/>
      <text:p text:style-name="P6"><text:span text:style-name="Strong_20_Emphasis"><text:span text:style-name="T1">Pregunta 3:</text:span></text:span> ¿Cuál es el comando para redirigir la salida estándar de un comando y añadirlo a un archivo existente en la línea de comandos?</text:p>
      <text:p text:style-name="P6"><text:span text:style-name="Strong_20_Emphasis"><text:span text:style-name="T1">Respuesta 3:</text:span></text:span> El comando para redirigir la salida estándar y añadirlo a un archivo existente es <text:span text:style-name="Source_20_Text"><text:span text:style-name="T1">&gt;&gt;</text:span></text:span>. Por ejemplo: <text:span text:style-name="Source_20_Text"><text:span text:style-name="T1">comando &gt;&gt; archivo.txt</text:span></text:span>.</text:p>
      <text:p text:style-name="Horizontal_20_Line"/>
      <text:p text:style-name="P6"><text:span text:style-name="Strong_20_Emphasis"><text:span text:style-name="T1">Pregunta 4:</text:span></text:span> ¿Cuál es el comando para redirigir la entrada estándar de un comando desde un archivo en la línea de comandos?</text:p>
      <text:p text:style-name="P6"><text:span text:style-name="Strong_20_Emphasis"><text:span text:style-name="T1">Respuesta 4:</text:span></text:span> El comando para redirigir la entrada estándar desde un archivo es <text:span text:style-name="Source_20_Text"><text:span text:style-name="T1">&lt;</text:span></text:span>. Por ejemplo: <text:span text:style-name="Source_20_Text"><text:span text:style-name="T1">comando &lt; archivo.txt</text:span></text:span>.</text:p>
      <text:p text:style-name="Horizontal_20_Line"/>
      <text:p text:style-name="P6"><text:span text:style-name="Strong_20_Emphasis"><text:span text:style-name="T1">Pregunta 5:</text:span></text:span> ¿Cuál es el propósito de la redirección de error estándar en la línea de comandos?</text:p>
      <text:p text:style-name="P6"><text:span text:style-name="Strong_20_Emphasis"><text:span text:style-name="T1">Respuesta 5:</text:span></text:span> La redirección de error estándar (<text:span text:style-name="Source_20_Text"><text:span text:style-name="T1">2&gt;</text:span></text:span>) permite redirigir los mensajes de error de un comando a un archivo en lugar de mostrarlos en la pantalla.</text:p>
      <text:p text:style-name="Horizontal_20_Line"/>
      <text:p text:style-name="P6"><text:span text:style-name="Strong_20_Emphasis"><text:span text:style-name="T1">Pregunta 6:</text:span></text:span> ¿Cuál es el comando para redirigir tanto la salida estándar como los mensajes de error a un archivo en la línea de comandos?</text:p>
      <text:p text:style-name="P6"><text:span text:style-name="Strong_20_Emphasis"><text:span text:style-name="T1">Respuesta 6:</text:span></text:span> El comando para redirigir la salida estándar y los mensajes de error a un archivo es <text:span text:style-name="Source_20_Text"><text:span text:style-name="T1">&amp;&gt;</text:span></text:span>. Por ejemplo: <text:span text:style-name="Source_20_Text"><text:span text:style-name="T1">comando &amp;&gt; archivo.txt</text:span></text:span>.</text:p>
      <text:p text:style-name="Horizontal_20_Line"/>
      <text:p text:style-name="P6"><text:soft-page-break/><text:span text:style-name="Strong_20_Emphasis"><text:span text:style-name="T1">Pregunta 7:</text:span></text:span> ¿Qué es la "redirección de entrada y salida estándar" en la línea de comandos y cómo se usa?</text:p>
      <text:p text:style-name="P6"><text:span text:style-name="Strong_20_Emphasis"><text:span text:style-name="T1">Respuesta 7:</text:span></text:span> La redirección de entrada y salida estándar (<text:span text:style-name="Source_20_Text"><text:span text:style-name="T1">&lt;&gt;</text:span></text:span>) permite abrir un archivo para lectura y escritura al mismo tiempo. Por ejemplo: <text:span text:style-name="Source_20_Text"><text:span text:style-name="T1">comando &lt;&gt; archivo.txt</text:span></text:span>.</text:p>
      <text:p text:style-name="Horizontal_20_Line"/>
      <text:p text:style-name="P6"><text:span text:style-name="Strong_20_Emphasis"><text:span text:style-name="T1">Pregunta 8:</text:span></text:span> ¿Cuál es el comando para crear un archivo de registro (log) que registre todas las salidas y entradas de un comando en la línea de comandos?</text:p>
      <text:p text:style-name="P6"><text:span text:style-name="Strong_20_Emphasis"><text:span text:style-name="T1">Respuesta 8:</text:span></text:span> El comando para crear un archivo de registro es <text:span text:style-name="Source_20_Text"><text:span text:style-name="T1">script</text:span></text:span>. Por ejemplo: <text:span text:style-name="Source_20_Text"><text:span text:style-name="T1">script registro.txt</text:span></text:span>.</text:p>
      <text:p text:style-name="Horizontal_20_Line"/>
      <text:p text:style-name="P6"><text:span text:style-name="Strong_20_Emphasis"><text:span text:style-name="T1">Pregunta 9:</text:span></text:span> ¿Cuál es el comando para mostrar la salida de un comando en la pantalla y redirigirla a un archivo al mismo tiempo en la línea de comandos?</text:p>
      <text:p text:style-name="P6"><text:span text:style-name="Strong_20_Emphasis"><text:span text:style-name="T1">Respuesta 9:</text:span></text:span> El comando para mostrar la salida en la pantalla y redirigirla a un archivo es <text:span text:style-name="Source_20_Text"><text:span text:style-name="T1">tee</text:span></text:span>. Por ejemplo: <text:span text:style-name="Source_20_Text"><text:span text:style-name="T1">comando | tee archivo.txt</text:span></text:span>.</text:p>
      <text:p text:style-name="Horizontal_20_Line"/>
      <text:p text:style-name="P6"><text:span text:style-name="Strong_20_Emphasis"><text:span text:style-name="T1">Pregunta 10:</text:span></text:span> ¿Cuál es el propósito del comando <text:span text:style-name="Source_20_Text"><text:span text:style-name="T1">grep</text:span></text:span> en combinación con la redirección de entrada desde un archivo en la línea de comandos?</text:p>
      <text:p text:style-name="P6"><text:span text:style-name="Strong_20_Emphasis"><text:span text:style-name="T1">Respuesta 10:</text:span></text:span> El propósito de <text:span text:style-name="Source_20_Text"><text:span text:style-name="T1">grep</text:span></text:span> con redirección de entrada es buscar patrones en un archivo en lugar de en la entrada estándar.</text:p>
      <text:p text:style-name="Horizontal_20_Line"/>
      <text:p text:style-name="P6"><text:span text:style-name="Strong_20_Emphasis"><text:span text:style-name="T1">Pregunta 11:</text:span></text:span> ¿Cuál es el comando para ejecutar un comando en segundo plano en la línea de comandos?</text:p>
      <text:p text:style-name="P6"><text:span text:style-name="Strong_20_Emphasis"><text:span text:style-name="T1">Respuesta 11:</text:span></text:span> El comando para ejecutar un comando en segundo plano es <text:span text:style-name="Source_20_Text"><text:span text:style-name="T1">&amp;</text:span></text:span>. Por ejemplo: <text:span text:style-name="Source_20_Text"><text:span text:style-name="T1">comando &amp;</text:span></text:span>.</text:p>
      <text:p text:style-name="Horizontal_20_Line"/>
      <text:p text:style-name="P6"><text:span text:style-name="Strong_20_Emphasis"><text:span text:style-name="T1">Pregunta 12:</text:span></text:span> ¿Cuál es el propósito del comando <text:span text:style-name="Source_20_Text"><text:span text:style-name="T1">nohup</text:span></text:span> en la línea de comandos?</text:p>
      <text:p text:style-name="P6"><text:span text:style-name="Strong_20_Emphasis"><text:span text:style-name="T1">Respuesta 12:</text:span></text:span> El propósito de <text:span text:style-name="Source_20_Text"><text:span text:style-name="T1">nohup</text:span></text:span> es ejecutar un comando en segundo plano y asegurarse de que continúe ejecutándose incluso si se cierra la sesión del usuario.</text:p>
      <text:p text:style-name="Horizontal_20_Line"/>
      <text:p text:style-name="P6"><text:soft-page-break/><text:span text:style-name="Strong_20_Emphasis"><text:span text:style-name="T1">Pregunta 13:</text:span></text:span> ¿Cuál es el comando para listar todos los trabajos en segundo plano en la línea de comandos?</text:p>
      <text:p text:style-name="P6"><text:span text:style-name="Strong_20_Emphasis"><text:span text:style-name="T1">Respuesta 13:</text:span></text:span> El comando para listar los trabajos en segundo plano es <text:span text:style-name="Source_20_Text"><text:span text:style-name="T1">jobs</text:span></text:span>.</text:p>
      <text:p text:style-name="Horizontal_20_Line"/>
      <text:p text:style-name="P6"><text:span text:style-name="Strong_20_Emphasis"><text:span text:style-name="T1">Pregunta 14:</text:span></text:span> ¿Qué es una "tubería nombrada" (named pipe o FIFO) en la línea de comandos y cuál es su propósito?</text:p>
      <text:p text:style-name="P6"><text:span text:style-name="Strong_20_Emphasis"><text:span text:style-name="T1">Respuesta 14:</text:span></text:span> Una tubería nombrada es un archivo especial que se utiliza para comunicar datos entre procesos. Su propósito es permitir la comunicación entre procesos de manera eficiente.</text:p>
      <text:p text:style-name="Horizontal_20_Line"/>
      <text:p text:style-name="P6"><text:span text:style-name="Strong_20_Emphasis"><text:span text:style-name="T1">Pregunta 15:</text:span></text:span> ¿Cuál es el comando para crear una tubería nombrada en la línea de comandos?</text:p>
      <text:p text:style-name="P6"><text:span text:style-name="Strong_20_Emphasis"><text:span text:style-name="T1">Respuesta 15:</text:span></text:span> El comando para crear una tubería nombrada es <text:span text:style-name="Source_20_Text"><text:span text:style-name="T1">mkfifo</text:span></text:span>.</text:p>
      <text:p text:style-name="Horizontal_20_Line"/>
      <text:p text:style-name="P6"><text:span text:style-name="Strong_20_Emphasis"><text:span text:style-name="T1">Pregunta 16:</text:span></text:span> ¿Cuál es el comando para redirigir la salida de un comando a una tubería nombrada en la línea de comandos?</text:p>
      <text:p text:style-name="P6"><text:span text:style-name="Strong_20_Emphasis"><text:span text:style-name="T1">Respuesta 16:</text:span></text:span> El comando para redirigir la salida a una tubería nombrada es <text:span text:style-name="Source_20_Text"><text:span text:style-name="T1">|</text:span></text:span> junto con el nombre de la tubería.</text:p>
      <text:p text:style-name="Horizontal_20_Line"/>
      <text:p text:style-name="P6"><text:span text:style-name="Strong_20_Emphasis"><text:span text:style-name="T1">Pregunta 17:</text:span></text:span> ¿Qué es el comando <text:span text:style-name="Source_20_Text"><text:span text:style-name="T1">tee</text:span></text:span> en la línea de comandos y cuál es su propósito?</text:p>
      <text:p text:style-name="P6"><text:span text:style-name="Strong_20_Emphasis"><text:span text:style-name="T1">Respuesta 17:</text:span></text:span> El comando <text:span text:style-name="Source_20_Text"><text:span text:style-name="T1">tee</text:span></text:span> se utiliza para mostrar la salida de un comando en la pantalla y redirigirla a un archivo o tubería al mismo tiempo.</text:p>
      <text:p text:style-name="Horizontal_20_Line"/>
      <text:p text:style-name="P6"><text:span text:style-name="Strong_20_Emphasis"><text:span text:style-name="T1">Pregunta 18:</text:span></text:span> ¿Cuál es el comando para suspender la ejecución de un proceso en la línea de comandos?</text:p>
      <text:p text:style-name="P6"><text:span text:style-name="Strong_20_Emphasis"><text:span text:style-name="T1">Respuesta 18:</text:span></text:span> El comando para suspender la ejecución de un proceso es <text:span text:style-name="Source_20_Text"><text:span text:style-name="T1">Ctrl + Z</text:span></text:span>.</text:p>
      <text:p text:style-name="Horizontal_20_Line"/>
      <text:p text:style-name="P6"><text:span text:style-name="Strong_20_Emphasis"><text:span text:style-name="T1">Pregunta 19:</text:span></text:span> ¿Cuál es el comando para reanudar la ejecución de un proceso suspendido en la línea de comandos?</text:p>
      <text:p text:style-name="P6"><text:span text:style-name="Strong_20_Emphasis"><text:span text:style-name="T1">Respuesta 19:</text:span></text:span> El comando para reanudar un proceso suspendido es <text:span text:style-name="Source_20_Text"><text:span text:style-name="T1">bg</text:span></text:span> (background) o <text:span text:style-name="Source_20_Text"><text:span text:style-name="T1">fg</text:span></text:span> (foreground) según sea necesario.</text:p>
      <text:p text:style-name="Horizontal_20_Line"><text:soft-page-break/></text:p>
      <text:p text:style-name="P6"><text:span text:style-name="Strong_20_Emphasis"><text:span text:style-name="T1">Pregunta 20:</text:span></text:span> ¿Cuál es el comando para enviar señales a procesos en la línea de comandos?</text:p>
      <text:p text:style-name="P6"><text:span text:style-name="Strong_20_Emphasis"><text:span text:style-name="T1">Respuesta 20:</text:span></text:span> El comando para enviar señales a procesos es <text:span text:style-name="Source_20_Text"><text:span text:style-name="T1">kill</text:span></text:span>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Comandos GNU/linux</text:p>
        <text:p text:style-name="MP2"><text:s text:c="5"/>Uso de secuencias de texto, tuberías y redireccionamient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1:55:38.519757715</dc:date>
    <meta:editing-duration>PT1H50M50S</meta:editing-duration>
    <meta:editing-cycles>20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836" meta:character-count="4758" meta:non-whitespace-character-count="3960"/>
  </office:meta>
</office:document-meta>
</file>